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 style:data-style-name="N124"/>
    <style:style style:name="ce6" style:family="table-cell" style:parent-style-name="Default" style:data-style-name="N61"/>
    <style:style style:name="ce7" style:family="table-cell" style:parent-style-name="Default" style:data-style-name="N126"/>
    <style:style style:name="ce8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1-31" calcext:value-type="date">
            <text:p>2017-01-31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2" table:formula="of:=[Settings.B3]" office:value-type="date" office:date-value="2017-01-31" calcext:value-type="date">
            <text:p>01/31/17</text:p>
          </table:table-cell>
          <table:table-cell table:number-columns-repeated="3"/>
          <table:table-cell table:style-name="ce1" table:formula="of:=[PlainVanillaOption.N14]" office:value-type="date" office:date-value="2100-08-05" calcext:value-type="date">
            <text:p>2100-08-05</text:p>
          </table:table-cell>
          <table:table-cell table:style-name="ce6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1" table:formula="of:=[.M14]" office:value-type="date" office:date-value="2017-02-01" calcext:value-type="date">
            <text:p>2017-02-01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1" table:formula="of:=[Settings.B3]" office:value-type="date" office:date-value="2017-01-31" calcext:value-type="date">
            <text:p>2017-01-31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Settings.B3]" office:value-type="date" office:date-value="2017-01-31" calcext:value-type="date">
            <text:p>2017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[PlainVanillaOption.F9]+36500" office:value-type="date" office:date-value="2117-01-07" calcext:value-type="date">
            <text:p>2117-01-07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PlainVanillaOption.I9]+36500" office:value-type="date" office:date-value="2117-01-07" calcext:value-type="date">
            <text:p>2117-01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1" table:formula="of:=[Settings.B3]+1" office:value-type="date" office:date-value="2017-02-01" calcext:value-type="date">
            <text:p>2017-02-01</text:p>
          </table:table-cell>
          <table:table-cell table:style-name="ce1" table:formula="of:=[PlainVanillaOption.M14]+30500" office:value-type="date" office:date-value="2100-08-05" calcext:value-type="date">
            <text:p>2100-08-05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0.0001" calcext:value-type="float">
            <text:p>0.0001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10000" calcext:value-type="float">
            <text:p>10000</text:p>
          </table:table-cell>
          <table:table-cell table:style-name="ce4" table:formula="of:=[PlainVanillaOption.M15]+1" office:value-type="float" office:value="2" calcext:value-type="float">
            <text:p>2.00</text:p>
          </table:table-cell>
          <table:table-cell table:style-name="ce4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5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1" table:formula="of:=[Settings.B3]+730" office:value-type="date" office:date-value="2019-01-31" calcext:value-type="date">
            <text:p>2019-01-31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 ; 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 ; 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 ; 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 ; 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 ; 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 ; 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 ; 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 ; 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1-31" calcext:value-type="date">
            <text:p>2017-01-31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4028471322549" calcext:value-type="float">
            <text:p>0.784028471322549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table:formula="of:=[.H40]+10" office:value-type="date" office:date-value="2017-02-10" calcext:value-type="date">
            <text:p>2017-02-10</text:p>
          </table:table-cell>
          <table:table-cell table:formula="of:=QUANTLIB.CALCADDINS.QLYIELDTSDISCOUNT([$YieldBootstrapping.$D$40];[YieldBootstrapping.L41])" office:value-type="float" office:value="1.00052898690382" calcext:value-type="float">
            <text:p>1.0005289869038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1" table:formula="of:=QUANTLIB.CALCADDINS.QLCALENDARADVANCE(&quot;TARGET&quot;;[.H40];&quot;10Y&quot;;&quot;Unadjusted&quot;)" office:value-type="date" office:date-value="2027-01-29" calcext:value-type="date">
            <text:p>2027-01-29</text:p>
          </table:table-cell>
          <table:table-cell table:formula="of:=QUANTLIB.CALCADDINS.QLYIELDTSDISCOUNT([$YieldBootstrapping.$D$40];[YieldBootstrapping.L42])" office:value-type="float" office:value="0.856338177836818" calcext:value-type="float">
            <text:p>0.85633817783681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1" table:formula="of:=QUANTLIB.CALCADDINS.QLCALENDARADVANCE(&quot;TARGET&quot;;[.H40];&quot;11Y&quot;;&quot;Unadjusted&quot;)" office:value-type="date" office:date-value="2028-01-31" calcext:value-type="date">
            <text:p>2028-01-31</text:p>
          </table:table-cell>
          <table:table-cell table:formula="of:=QUANTLIB.CALCADDINS.QLYIELDTSDISCOUNT([$YieldBootstrapping.$D$40];[YieldBootstrapping.L43])" office:value-type="float" office:value="0.832796900339141" calcext:value-type="float">
            <text:p>0.83279690033914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15"/>
          <table:table-cell table:style-name="ce2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1" table:formula="of:=[.H16]" office:value-type="date" office:date-value="2017-01-31" calcext:value-type="date">
            <text:p>2017-01-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table:style-name="ce1" table:formula="of:=[CreditBootstrapping.S11]+35000" office:value-type="date" office:date-value="2112-11-29" calcext:value-type="date">
            <text:p>2112-11-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1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1" table:formula="of:=[Settings.B3]" office:value-type="date" office:date-value="2017-01-31" calcext:value-type="date">
            <text:p>2017-01-31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6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[.H16]" office:value-type="date" office:date-value="2017-01-31" calcext:value-type="date">
            <text:p>2017-01-31</text:p>
          </table:table-cell>
          <table:table-cell table:style-name="ce7" table:formula="of:=QUANTLIB.CALCADDINS.QLDEFAULTTSSURVIVALPROBABILITY([.$D$16];[.D21];1)" office:value-type="float" office:value="1" calcext:value-type="float">
            <text:p>1.000000</text:p>
          </table:table-cell>
          <table:table-cell table:style-name="ce7" table:formula="of:=QUANTLIB.CALCADDINS.QLDEFAULTTSDEFAULTPROBABILITY([.$D$16];[.D21];1)" office:value-type="float" office:value="0" calcext:value-type="float">
            <text:p>0.000000</text:p>
          </table:table-cell>
          <table:table-cell table:style-name="ce7" table:formula="of:=QUANTLIB.CALCADDINS.QLDEFAULTTSHAZARDRATE([.$D$16];[.D21];1)" office:value-type="float" office:value="0.0299681500089137" calcext:value-type="float">
            <text:p>0.029968</text:p>
          </table:table-cell>
          <table:table-cell table:style-name="ce7" table:formula="of:=QUANTLIB.CALCADDINS.QLDEFAULTTSDEFAULTDENSITY([.$D$16];[.D21];1)" office:value-type="float" office:value="0.0299681500089137" calcext:value-type="float">
            <text:p>0.02996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3M&quot;;&quot;Unadjusted&quot;)" office:value-type="date" office:date-value="2017-04-28" calcext:value-type="date">
            <text:p>2017-04-28</text:p>
          </table:table-cell>
          <table:table-cell table:style-name="ce7" table:formula="of:=QUANTLIB.CALCADDINS.QLDEFAULTTSSURVIVALPROBABILITY([.$D$16];[.D22];1)" office:value-type="float" office:value="0.992882357964793" calcext:value-type="float">
            <text:p>0.992882</text:p>
          </table:table-cell>
          <table:table-cell table:style-name="ce7" table:formula="of:=QUANTLIB.CALCADDINS.QLDEFAULTTSDEFAULTPROBABILITY([.$D$16];[.D22];1)" office:value-type="float" office:value="0.00711764203520671" calcext:value-type="float">
            <text:p>0.007118</text:p>
          </table:table-cell>
          <table:table-cell table:style-name="ce7" table:formula="of:=QUANTLIB.CALCADDINS.QLDEFAULTTSHAZARDRATE([.$D$16];[.D22];1)" office:value-type="float" office:value="0.0299681500089137" calcext:value-type="float">
            <text:p>0.029968</text:p>
          </table:table-cell>
          <table:table-cell table:style-name="ce7" table:formula="of:=QUANTLIB.CALCADDINS.QLDEFAULTTSDEFAULTDENSITY([.$D$16];[.D22];1)" office:value-type="float" office:value="0.0297548474446929" calcext:value-type="float">
            <text:p>0.029755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6M&quot;;&quot;Unadjusted&quot;)" office:value-type="date" office:date-value="2017-07-31" calcext:value-type="date">
            <text:p>2017-07-31</text:p>
          </table:table-cell>
          <table:table-cell table:style-name="ce7" table:formula="of:=QUANTLIB.CALCADDINS.QLDEFAULTTSSURVIVALPROBABILITY([.$D$16];[.D23];1)" office:value-type="float" office:value="0.985249585471276" calcext:value-type="float">
            <text:p>0.985250</text:p>
          </table:table-cell>
          <table:table-cell table:style-name="ce7" table:formula="of:=QUANTLIB.CALCADDINS.QLDEFAULTTSDEFAULTPROBABILITY([.$D$16];[.D23];1)" office:value-type="float" office:value="0.0147504145287236" calcext:value-type="float">
            <text:p>0.014750</text:p>
          </table:table-cell>
          <table:table-cell table:style-name="ce7" table:formula="of:=QUANTLIB.CALCADDINS.QLDEFAULTTSHAZARDRATE([.$D$16];[.D23];1)" office:value-type="float" office:value="0.0299625006819985" calcext:value-type="float">
            <text:p>0.029963</text:p>
          </table:table-cell>
          <table:table-cell table:style-name="ce7" table:formula="of:=QUANTLIB.CALCADDINS.QLDEFAULTTSDEFAULTDENSITY([.$D$16];[.D23];1)" office:value-type="float" office:value="0.0295205413766218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1Y&quot;;&quot;Unadjusted&quot;)" office:value-type="date" office:date-value="2018-01-31" calcext:value-type="date">
            <text:p>2018-01-31</text:p>
          </table:table-cell>
          <table:table-cell table:style-name="ce7" table:formula="of:=QUANTLIB.CALCADDINS.QLDEFAULTTSSURVIVALPROBABILITY([.$D$16];[.D24];1)" office:value-type="float" office:value="0.970479901722555" calcext:value-type="float">
            <text:p>0.970480</text:p>
          </table:table-cell>
          <table:table-cell table:style-name="ce7" table:formula="of:=QUANTLIB.CALCADDINS.QLDEFAULTTSDEFAULTPROBABILITY([.$D$16];[.D24];1)" office:value-type="float" office:value="0.0295200982774455" calcext:value-type="float">
            <text:p>0.029520</text:p>
          </table:table-cell>
          <table:table-cell table:style-name="ce7" table:formula="of:=QUANTLIB.CALCADDINS.QLDEFAULTTSHAZARDRATE([.$D$16];[.D24];1)" office:value-type="float" office:value="0.0299622763008675" calcext:value-type="float">
            <text:p>0.029962</text:p>
          </table:table-cell>
          <table:table-cell table:style-name="ce7" table:formula="of:=QUANTLIB.CALCADDINS.QLDEFAULTTSDEFAULTDENSITY([.$D$16];[.D24];1)" office:value-type="float" office:value="0.02907778695985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2Y&quot;;&quot;Unadjusted&quot;)" office:value-type="date" office:date-value="2019-01-31" calcext:value-type="date">
            <text:p>2019-01-31</text:p>
          </table:table-cell>
          <table:table-cell table:style-name="ce7" table:formula="of:=QUANTLIB.CALCADDINS.QLDEFAULTTSSURVIVALPROBABILITY([.$D$16];[.D25];1)" office:value-type="float" office:value="0.941833321356652" calcext:value-type="float">
            <text:p>0.941833</text:p>
          </table:table-cell>
          <table:table-cell table:style-name="ce7" table:formula="of:=QUANTLIB.CALCADDINS.QLDEFAULTTSDEFAULTPROBABILITY([.$D$16];[.D25];1)" office:value-type="float" office:value="0.0581666786433483" calcext:value-type="float">
            <text:p>0.058167</text:p>
          </table:table-cell>
          <table:table-cell table:style-name="ce7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7" table:formula="of:=QUANTLIB.CALCADDINS.QLDEFAULTTSDEFAULTDENSITY([.$D$16];[.D25];1)" office:value-type="float" office:value="0.0282195777911389" calcext:value-type="float">
            <text:p>0.028220</text:p>
          </table:table-cell>
          <table:table-cell table:number-columns-repeated="12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Index" calcext:value-type="string">
            <text:p>Bond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formula="of:=[Settings.B3]" office:value-type="date" office:date-value="2017-01-31" calcext:value-type="date">
            <text:p>2017-01-3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Bond.C7]+35000" office:value-type="date" office:date-value="2112-11-29" calcext:value-type="date">
            <text:p>2112-11-29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" calcext:value-type="float">
            <text:p>1,000.00</text:p>
          </table:table-cell>
          <table:table-cell table:style-name="ce4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000" calcext:value-type="float">
            <text:p>1,000,000.00</text:p>
          </table:table-cell>
          <table:table-cell table:style-name="ce4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4-01-01" calcext:value-type="date">
            <text:p>2014-01-01</text:p>
          </table:table-cell>
          <table:table-cell table:style-name="ce1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2-01-01" calcext:value-type="date">
            <text:p>2012-01-01</text:p>
          </table:table-cell>
          <table:table-cell table:style-name="ce1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60-01-01" calcext:value-type="date">
            <text:p>2060-01-01</text:p>
          </table:table-cell>
          <table:table-cell table:style-name="ce1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52-01-01" calcext:value-type="date">
            <text:p>2052-01-01</text:p>
          </table:table-cell>
          <table:table-cell table:style-name="ce1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Index" calcext:value-type="string">
            <text:p>Bond-Index</text:p>
          </table:table-cell>
          <table:table-cell table:formula="of:=[.I27]" office:value-type="string" office:string-value="Bond-Index" calcext:value-type="string">
            <text:p>Bond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D20])" office:value-type="float" office:value="1004338.07667913" calcext:value-type="float">
            <text:p>1,004,338.08</text:p>
          </table:table-cell>
          <table:table-cell table:style-name="ce4" table:formula="of:=QUANTLIB.CALCADDINS.QLINSTRUMENTNPV([.E19])" office:value-type="float" office:value="1301932.67344682" calcext:value-type="float">
            <text:p>1,301,932.67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I20])" office:value-type="float" office:value="651.043979518236" calcext:value-type="float">
            <text:p>651.04</text:p>
          </table:table-cell>
          <table:table-cell table:style-name="ce4" table:formula="of:=QUANTLIB.CALCADDINS.QLINSTRUMENTNPV([.J19])" office:value-type="float" office:value="870.693069014324" calcext:value-type="float">
            <text:p>870.6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21:21:07.7612102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01T21:24:39.819575863</dc:date>
    <meta:editing-duration>PT4H20M34S</meta:editing-duration>
    <meta:editing-cycles>93</meta:editing-cycles>
    <meta:generator>LibreOffice/5.2.3.3$Linux_X86_64 LibreOffice_project/20m0$Build-3</meta:generator>
    <meta:document-statistic meta:table-count="7" meta:cell-count="819" meta:object-count="0"/>
  </office:meta>
</office:document-meta>
</file>